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.29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873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6cm" fo:min-width="1.673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3cm" fo:min-width="1.29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top" draw:auto-grow-height="false" fo:min-height="1.723cm" fo:min-width="1.768cm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456cm" fo:min-width="0.402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428cm" fo:min-width="0.374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36cm" fo:min-width="0.186cm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5cm" draw:shadow="visible" draw:shadow-color="#ffffff"/>
    </style:style>
    <style:style style:name="gr11" style:family="graphic" style:parent-style-name="objectwithoutfill">
      <style:graphic-properties draw:stroke="dash" draw:stroke-dash="Dashed_20__28_var_29_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1.999cm" svg:x="8.2cm" svg:y="8.501cm">
          <text:p text:style-name="P1"><text:span text:style-name="T1">Username</text:span></text:p>
          <text:p text:style-name="P1"><text:span text:style-name="T1">(E-Mail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10" draw:id="id10" draw:layer="layout" svg:width="2.4cm" svg:height="3cm" svg:x="4cm" svg:y="16cm">
          <text:p text:style-name="P1"><text:span text:style-name="T1">local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12" draw:id="id12" draw:layer="layout" svg:width="2.2cm" svg:height="2.5cm" svg:x="8.9cm" svg:y="4.5cm">
          <text:p text:style-name="P1"><text:span text:style-name="T1">U</text:span><text:span text:style-name="T1">s</text:span><text:span text:style-name="T1">e</text:span><text:span text:style-name="T1">r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2" xml:id="id4" draw:id="id4" draw:layer="layout" svg:width="3cm" svg:height="2cm" svg:x="13cm" svg:y="8.5cm">
          <text:p text:style-name="P1"><text:span text:style-name="T1">Passwo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6" draw:id="id6" draw:layer="layout" svg:width="3cm" svg:height="2cm" svg:x="10.6cm" svg:y="13.5cm">
          <text:p text:style-name="P1"><text:span text:style-name="T1">P</text:span><text:span text:style-name="T1">B</text:span><text:span text:style-name="T1">K</text:span><text:span text:style-name="T1">D</text:span><text:span text:style-name="T1">F</text:span><text:span text:style-name="T1">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4" xml:id="id3" draw:id="id3" draw:layer="layout" svg:width="1cm" svg:height="1cm" svg:x="10.3cm" svg:y="14cm">
          <text:p text:style-name="P1"><text:span text:style-name="T2">Sal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5" draw:id="id5" draw:layer="layout" svg:width="1cm" svg:height="1cm" svg:x="12.901cm" svg:y="14.001cm">
          <text:p text:style-name="P1"><text:span text:style-name="T2">Val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xml:id="id2" draw:id="id2" draw:layer="layout" svg:width="1cm" svg:height="1cm" svg:x="9.2cm" svg:y="1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9" draw:text-style-name="P2" draw:layer="layout" svg:x1="9.7cm" svg:y1="10.5cm" svg:x2="9.7cm" svg:y2="13cm" draw:start-shape="id1" draw:end-shape="id2" svg:d="M9700 10500v2500" svg:viewBox="0 0 1 2501">
          <text:p/>
        </draw:connector>
        <draw:connector draw:style-name="gr9" draw:text-style-name="P2" draw:layer="layout" svg:x1="9.7cm" svg:y1="14cm" svg:x2="10.3cm" svg:y2="14.5cm" draw:start-shape="id2" draw:start-glue-point="8" draw:end-shape="id3" draw:end-glue-point="5" svg:d="M9700 14000v500h600" svg:viewBox="0 0 601 501">
          <text:p/>
        </draw:connector>
        <draw:connector draw:style-name="gr9" draw:text-style-name="P2" draw:layer="layout" svg:x1="14.5cm" svg:y1="10.5cm" svg:x2="13.901cm" svg:y2="14.501cm" draw:start-shape="id4" draw:start-glue-point="8" draw:end-shape="id5" draw:end-glue-point="7" svg:d="M14500 10500v4001h-599" svg:viewBox="0 0 600 4002">
          <text:p/>
        </draw:connector>
        <draw:custom-shape draw:style-name="gr4" draw:text-style-name="P2" xml:id="id7" draw:id="id7" draw:layer="layout" svg:width="3cm" svg:height="2cm" svg:x="10.6cm" svg:y="16.5cm">
          <text:p text:style-name="P1"><text:span text:style-name="T1">Has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2" draw:layer="layout" draw:type="line" svg:x1="12.1cm" svg:y1="15.5cm" svg:x2="12.1cm" svg:y2="16.5cm" draw:start-shape="id6" draw:start-glue-point="2" draw:end-shape="id7" draw:end-glue-point="5" svg:d="M12100 15500v1000" svg:viewBox="0 0 1 1001">
          <text:p/>
        </draw:connector>
        <draw:custom-shape draw:style-name="gr1" draw:text-style-name="P2" xml:id="id8" draw:id="id8" draw:layer="layout" svg:width="3cm" svg:height="1.999cm" svg:x="3.7cm" svg:y="12.5cm">
          <text:p text:style-name="P1"><text:span text:style-name="T1">Sa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2" draw:layer="layout" draw:line-skew="-3.434cm" svg:x1="8.5cm" svg:y1="9.501cm" svg:x2="5.181cm" svg:y2="15.249cm" draw:start-shape="id1" draw:start-glue-point="6" svg:d="M8500 9501h-5500v5748h2181" svg:viewBox="0 0 5501 5749">
          <text:p/>
        </draw:connector>
        <draw:connector draw:style-name="gr9" draw:text-style-name="P2" draw:layer="layout" svg:x1="6.395cm" svg:y1="13.5cm" svg:x2="9.2cm" svg:y2="13.5cm" draw:start-shape="id8" draw:start-glue-point="9" draw:end-shape="id2" draw:end-glue-point="6" svg:d="M6395 13500h2805" svg:viewBox="0 0 2806 1">
          <text:p/>
        </draw:connector>
        <draw:custom-shape draw:style-name="gr4" draw:text-style-name="P2" xml:id="id11" draw:id="id11" draw:layer="layout" svg:width="3cm" svg:height="2cm" svg:x="3.7cm" svg:y="20.1cm">
          <text:p text:style-name="P1"><text:span text:style-name="T1">Has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0" draw:text-style-name="P6" draw:layer="layout" svg:width="2.4cm" svg:height="1.1cm" svg:x="7.662cm" svg:y="18.888cm">
          <draw:text-box>
            <text:p text:style-name="P5"><text:span text:style-name="T1">compare</text:span></text:p>
          </draw:text-box>
        </draw:frame>
        <draw:connector draw:style-name="gr9" draw:text-style-name="P2" draw:layer="layout" draw:line-skew="-3.768cm" svg:x1="8.5cm" svg:y1="9.501cm" svg:x2="5.2cm" svg:y2="19.55cm" draw:start-shape="id1" draw:start-glue-point="6" draw:end-shape="id9" draw:end-glue-point="0" svg:d="M8500 9501h-5500v10049h2200" svg:viewBox="0 0 5501 10050">
          <text:p/>
        </draw:connector>
        <draw:connector draw:style-name="gr9" draw:text-style-name="P2" draw:layer="layout" svg:x1="5.2cm" svg:y1="16cm" svg:x2="5.2cm" svg:y2="14.499cm" draw:start-shape="id10" draw:start-glue-point="5" draw:end-shape="id8" draw:end-glue-point="8" svg:d="M5200 16000v-1501" svg:viewBox="0 0 1 1502">
          <text:p/>
        </draw:connector>
        <draw:connector draw:style-name="gr9" draw:text-style-name="P2" xml:id="id9" draw:id="id9" draw:layer="layout" svg:x1="5.2cm" svg:y1="19cm" svg:x2="5.2cm" svg:y2="20.1cm" draw:start-shape="id10" draw:start-glue-point="7" draw:end-shape="id11" draw:end-glue-point="5" svg:d="M5200 19000v1100" svg:viewBox="0 0 1 1101">
          <text:p/>
        </draw:connector>
        <draw:connector draw:style-name="gr11" draw:text-style-name="P2" draw:layer="layout" draw:type="curve" svg:x1="6.395cm" svg:y1="21.1cm" svg:x2="10.9cm" svg:y2="17.5cm" draw:start-shape="id11" draw:start-glue-point="9" draw:end-shape="id7" draw:end-glue-point="6" svg:d="M6395 21100c3384 0 1132-3600 4505-3600" svg:viewBox="0 0 4506 3601">
          <text:p/>
        </draw:connector>
        <draw:connector draw:style-name="gr9" draw:text-style-name="P2" draw:layer="layout" svg:x1="10cm" svg:y1="7cm" svg:x2="10cm" svg:y2="8.501cm" draw:start-shape="id12" draw:start-glue-point="2" draw:end-shape="id1" draw:end-glue-point="4" svg:d="M10000 7000v1501" svg:viewBox="0 0 1 1502">
          <text:p/>
        </draw:connector>
        <draw:connector draw:style-name="gr9" draw:text-style-name="P2" draw:layer="layout" svg:x1="10cm" svg:y1="7cm" svg:x2="14.8cm" svg:y2="8.5cm" draw:start-shape="id12" draw:start-glue-point="2" draw:end-shape="id4" draw:end-glue-point="4" svg:d="M10000 7000v751h4800v749" svg:viewBox="0 0 48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47:05.455000000</meta:creation-date>
    <dc:date>2018-12-07T20:06:18.732902189</dc:date>
    <meta:editing-duration>PT4H59M26S</meta:editing-duration>
    <meta:editing-cycles>13</meta:editing-cycles>
    <meta:generator>LibreOffice/6.0.6.2$Linux_X86_64 LibreOffice_project/00m0$Build-2</meta:generator>
    <meta:document-statistic meta:object-count="24"/>
  </office:meta>
</office:document-meta>
</file>